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52b" officeooo:paragraph-rsid="000ae52b"/>
    </style:style>
    <style:style style:name="P2" style:family="paragraph" style:parent-style-name="Standard" style:list-style-name="L1">
      <style:text-properties officeooo:rsid="000ae52b" officeooo:paragraph-rsid="000ae52b"/>
    </style:style>
    <style:style style:name="P3" style:family="paragraph" style:parent-style-name="Standard" style:list-style-name="L2">
      <style:text-properties officeooo:rsid="000ae52b" officeooo:paragraph-rsid="000ae52b"/>
    </style:style>
    <style:style style:name="P4" style:family="paragraph" style:parent-style-name="Standard" style:list-style-name="L1">
      <style:text-properties officeooo:paragraph-rsid="000ae52b"/>
    </style:style>
    <style:style style:name="P5" style:family="paragraph" style:parent-style-name="Standard" style:list-style-name="L1">
      <style:text-properties officeooo:paragraph-rsid="000bd1b1"/>
    </style:style>
    <style:style style:name="P6" style:family="paragraph" style:parent-style-name="Standard" style:list-style-name="L1">
      <style:text-properties officeooo:rsid="000bd1b1" officeooo:paragraph-rsid="000bd1b1"/>
    </style:style>
    <style:style style:name="P7" style:family="paragraph" style:parent-style-name="Standard">
      <style:text-properties officeooo:rsid="000bd1b1" officeooo:paragraph-rsid="000bd1b1"/>
    </style:style>
    <style:style style:name="P8" style:family="paragraph" style:parent-style-name="Standard" style:list-style-name="L7">
      <style:text-properties officeooo:rsid="000bd1b1" officeooo:paragraph-rsid="000bd1b1"/>
    </style:style>
    <style:style style:name="P9" style:family="paragraph" style:parent-style-name="Standard" style:list-style-name="L8">
      <style:text-properties officeooo:rsid="000bd1b1" officeooo:paragraph-rsid="000bd1b1"/>
    </style:style>
    <style:style style:name="P10" style:family="paragraph" style:parent-style-name="Standard">
      <style:text-properties officeooo:rsid="000dbb3f" officeooo:paragraph-rsid="000dbb3f"/>
    </style:style>
    <style:style style:name="P11" style:family="paragraph" style:parent-style-name="Standard" style:list-style-name="L7">
      <style:text-properties officeooo:rsid="000dbb3f" officeooo:paragraph-rsid="000dbb3f"/>
    </style:style>
    <style:style style:name="T1" style:family="text">
      <style:text-properties officeooo:rsid="000ae5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for Group Project single page web app:</text:p>
      <text:p text:style-name="P1"/>
      <text:p text:style-name="P1">Core idea: Testing users knowledge of media presentation through assigning examples of news content to their respective creators.</text:p>
      <text:p text:style-name="P1"/>
      <text:p text:style-name="P10">Problem to be solved: Bias for/against news organisations is increasing in such a way that increases division in society. By bringing people’s attention to how knowledgeable they really are on the subject, we hope to reveal hidden truths about our understanding of media.</text:p>
      <text:p text:style-name="P1"/>
      <text:p text:style-name="P1">UX: </text:p>
      <text:p text:style-name="P1"/>
      <text:list xml:id="list3602706600" text:style-name="L1">
        <text:list-item>
          <text:p text:style-name="P4"><text:span text:style-name="T1">Index: List of topics to choose from like; brexit, covid, US election, scottish independence, and other pre-curated issues with a likelihood of different representation from various tabloids.</text:span></text:p>
        </text:list-item>
        <text:list-item>
          <text:p text:style-name="P2">User is shown Tweets containing the chosen phrase from pre-curated twitter accounts owned by major news organisations. The news organisations are listed, but not matched to the tweets.</text:p>
          <text:list>
            <text:list-item>
              <text:p text:style-name="P5"><text:span text:style-name="T1">User is not shown who the tweets belong to</text:span></text:p>
            </text:list-item>
            <text:list-item>
              <text:p text:style-name="P5"><text:span text:style-name="T1">Depending on the number of news organisations we feel it is possible to obtain data from, there can be multiple tweets to match up with a minimum of two</text:span></text:p>
            </text:list-item>
          </text:list>
        </text:list-item>
        <text:list-item>
          <text:p text:style-name="P6">After user has assigned tweets, they can check their answers against stored data:</text:p>
          <text:list>
            <text:list-item>
              <text:p text:style-name="P6">The correct answers</text:p>
            </text:list-item>
            <text:list-item>
              <text:p text:style-name="P6">The average of how other users have answered this question (specific to the topic, not the specific tweets as they are constantly updated)</text:p>
            </text:list-item>
          </text:list>
        </text:list-item>
      </text:list>
      <text:p text:style-name="P7"/>
      <text:p text:style-name="P7">Extras:</text:p>
      <text:list xml:id="list2611228246" text:style-name="L7">
        <text:list-item>
          <text:p text:style-name="P8">User can opt to be guided through all topics from start, where they are given an amalgamated score at the end</text:p>
        </text:list-item>
        <text:list-item>
          <text:p text:style-name="P11">User can view our stored data on previous tests – displaying information such as:</text:p>
          <text:list>
            <text:list-item>
              <text:p text:style-name="P11">accuracy of placement by newspaper (easiest/hardest to place)</text:p>
            </text:list-item>
            <text:list-item>
              <text:p text:style-name="P11">Overall accuracy of total users</text:p>
            </text:list-item>
            <text:list-item>
              <text:p text:style-name="P11">accuracy over time</text:p>
            </text:list-item>
            <text:list-item>
              <text:p text:style-name="P11">Easiest/hardest to place topics</text:p>
            </text:list-item>
          </text:list>
        </text:list-item>
      </text:list>
      <text:p text:style-name="P7"/>
      <text:p text:style-name="P7">Specifics:</text:p>
      <text:list xml:id="list3642717814" text:style-name="L8">
        <text:list-item>
          <text:p text:style-name="P9">Data obtained through access to Twitters API and obtaining tweets with pre-defined keywords from the chosen categories</text:p>
        </text:list-item>
        <text:list-item>
          <text:p text:style-name="P9">Data updated periodically, not live. This is to limit the amount of calls we make to twitter</text:p>
        </text:list-item>
        <text:list-item>
          <text:p text:style-name="P9">UI to be button based, with click-and-drag to place tweets with their guessed sources or vice <text:s/>versa</text:p>
        </text:list-item>
      </text:list>
      <text:p text:style-name="P1"/>
      <text:list xml:id="list241340560" text:style-name="L2">
        <text:list-header>
          <text:p text:style-name="P3"/>
          <text:p text:style-name="P3"/>
          <text:p text:style-name="P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6:24:59.044510416</meta:creation-date>
    <dc:date>2021-02-22T16:56:28.842968785</dc:date>
    <meta:editing-duration>PT25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328" meta:character-count="1942" meta:non-whitespace-character-count="1652"/>
  </office:meta>
</office:document-meta>
</file>